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'Open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989898" loext:opacity="100%" style:font-name="Helvetica Neue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c037f20-fb3d-4c99-97cd-3336e51d979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'Open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2:49:25.909928081</meta:creation-date>
    <dc:date>2025-07-03T12:50:12.472900044</dc:date>
    <meta:editing-duration>PT47S</meta:editing-duration>
    <meta:editing-cycles>1</meta:editing-cycles>
    <meta:document-statistic meta:table-count="0" meta:image-count="0" meta:object-count="0" meta:page-count="1" meta:paragraph-count="1" meta:word-count="1" meta:character-count="36" meta:non-whitespace-character-count="36"/>
    <meta:generator>LibreOffice/24.2.7.2$Linux_X86_64 LibreOffice_project/420$Build-2</meta:generator>
  </office:meta>
</office:document-meta>
</file>